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4" svg:font-family="Arial, 'Helvetica Neue', Helvetica, Arial, sans-serif"/>
    <style:font-face style:name="Arial3" svg:font-family="Arial, Helvetica, 'Lucida Sans Unicode', 'Microsoft Sans Serif', 'Segoe UI Symbol', STIXGeneral, 'Cambria Math', 'Arial Unicode MS', sans-serif"/>
    <style:font-face style:name="Arial2" svg:font-family="Arial, Helvetica, sans-serif"/>
    <style:font-face style:name="Arial5" svg:font-family="Arial, sans-serif"/>
    <style:font-face style:name="Merriweather" svg:font-family="Merriweather, serif"/>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none"/>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3">
      <style:text-properties fo:font-weight="bold" style:font-weight-asian="bold" style:font-weight-complex="bold"/>
    </style:style>
    <style:style style:name="P5" style:family="paragraph" style:list-style-name="L2"/>
    <style:style style:name="P6" style:family="paragraph" style:list-style-name="L3"/>
    <style:style style:name="P7" style:family="paragraph" style:list-style-name="L2">
      <style:text-properties fo:font-weight="bold" style:font-weight-asian="bold" style:font-weight-complex="bold"/>
    </style:style>
    <style:style style:name="P8" style:family="paragraph" style:parent-style-name="Heading_20_2">
      <style:paragraph-properties fo:break-before="page"/>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variant="normal" fo:text-transform="none" fo:color="#006fb7" style:text-line-through-style="none" style:font-name="inherit" fo:font-size="12.75pt" fo:letter-spacing="normal" fo:font-style="normal" style:text-underline-style="none" fo:font-weight="normal" style:text-blinking="false"/>
    </style:style>
    <style:style style:name="T5" style:family="text">
      <style:text-properties fo:font-variant="normal" fo:text-transform="none" fo:color="#2a2a2a" style:font-name="inherit" fo:font-size="12.75pt" fo:letter-spacing="normal" fo:font-style="normal" fo:font-weight="normal"/>
    </style:style>
    <style:style style:name="T6" style:family="text">
      <style:text-properties fo:font-variant="normal" fo:text-transform="none" fo:color="#2a2a2a" style:font-name="inherit" fo:font-size="12.75pt" fo:letter-spacing="normal" fo:font-style="italic" fo:font-weight="normal"/>
    </style:style>
    <style:style style:name="T7" style:family="text">
      <style:text-properties fo:font-variant="normal" fo:text-transform="none" fo:color="#000000" style:font-name="Arial2" fo:font-size="9.75pt" fo:letter-spacing="normal" fo:font-style="normal" fo:font-weight="normal"/>
    </style:style>
    <style:style style:name="T8" style:family="text">
      <style:text-properties fo:font-variant="normal" fo:text-transform="none" fo:color="#000000" fo:letter-spacing="normal"/>
    </style:style>
    <style:style style:name="T9" style:family="text">
      <style:text-properties fo:font-variant="normal" fo:text-transform="none" fo:color="#0b0080" style:font-name="Arial2" fo:font-size="9.75pt" fo:letter-spacing="normal" fo:font-style="normal" fo:font-weight="normal"/>
    </style:style>
    <style:style style:name="T10" style:family="text">
      <style:text-properties fo:font-variant="normal" fo:text-transform="none" fo:color="#007398" style:text-line-through-style="none" style:font-name="Arial3" fo:font-size="9.75pt" fo:letter-spacing="normal" fo:font-style="normal" style:text-underline-style="none" fo:font-weight="normal" style:text-blinking="false"/>
    </style:style>
    <style:style style:name="T11" style:family="text">
      <style:text-properties fo:font-variant="normal" fo:text-transform="none" fo:color="#333333" style:font-name="Arial4" fo:font-size="10.5pt" fo:letter-spacing="normal" fo:font-style="normal" fo:font-weight="normal"/>
    </style:style>
    <style:style style:name="T12" style:family="text">
      <style:text-properties fo:font-variant="normal" fo:text-transform="none" fo:color="#333333" style:font-name="Arial4" fo:letter-spacing="normal" fo:font-style="normal" fo:font-weight="normal"/>
    </style:style>
    <style:style style:name="T13" style:family="text">
      <style:text-properties fo:font-variant="normal" fo:text-transform="none" fo:color="#333333" fo:letter-spacing="normal" fo:font-style="normal" fo:font-weight="normal"/>
    </style:style>
    <style:style style:name="T14" style:family="text">
      <style:text-properties fo:color="#000000" style:font-name="Arial2" fo:font-size="9.75pt" fo:letter-spacing="normal" fo:font-weight="normal"/>
    </style:style>
    <style:style style:name="T15" style:family="text">
      <style:text-properties fo:color="#333333" style:font-name="Arial4" fo:font-size="10.5pt" fo:letter-spacing="normal" fo:font-style="italic" fo:font-weight="normal"/>
    </style:style>
    <style:style style:name="T16" style:family="text">
      <style:text-properties fo:color="#333333" style:font-name="Arial4" fo:letter-spacing="normal" fo:font-style="italic" fo:font-weight="normal"/>
    </style:style>
    <style:style style:name="T17" style:family="text">
      <style:text-properties fo:color="#333333" fo:letter-spacing="normal" fo:font-style="italic"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igins and losses of parasitism</text:h>
      <text:p text:style-name="Signature"><text:bookmark text:name="result_box"/><text:span text:style-name="T1">an analysis of the phylogenetic tree of life with a parsimony-like algorithm</text:span> </text:p>
      <text:h text:style-name="Heading_20_2" text:outline-level="2">Introduction</text:h>
      <text:h text:style-name="Heading_20_3" text:outline-level="3">Definitions</text:h>
      <text:p text:style-name="Text_20_body"><text:span text:style-name="T3">Taxonomic tree</text:span> – Taxonomy is the classification, identification and naming of organisms. It si usually richly informed by phylogenetics, but remains a methodologically and logically distinct discipline. The Taxonomic levels are Kingdom, Phylum, Class, Order, Family, Genus, Species and maybe some superclasses between them. </text:p>
      <text:p text:style-name="Text_20_body">coarser classification</text:p>
      <text:p text:style-name="Text_20_body">In each level the nodes can have more than 2 children</text:p>
      <text:p text:style-name="Text_20_body"><text:span text:style-name="T3">Phylogenetic tree</text:span> – Phylogenetics is the study of evolutionary history and the relationships among individuals or groups of organisms. The result ot these analysis is a <text:s/>phylogeny or phylogenetic tree. The phylogenetic tree is a hypothesis about the history of the evolutionary relationships of a group of organisms.</text:p>
      <text:p text:style-name="Text_20_body">A perfect tree would be binary</text:p>
      <text:p text:style-name="Text_20_body">no levels only time</text:p>
      <text:p text:style-name="Text_20_body"><text:span text:style-name="T3">Parasitism</text:span> – Parasitism is an interaction relationship between two organisms living together in more or less intimate association in a relationship in which association is disadvantageous or destructive to one of the organisms.</text:p>
      <text:p text:style-name="Text_20_body">ontology definition of the interaction 'is parasite of' from GloBI the database we use here.</text:p>
      <text:p text:style-name="Text_20_body">exist very different types of parasites: endoparasites, broodparasitism, ...</text:p>
      <text:p text:style-name="Text_20_body">40% of species are parasites, but the most of them are understudied.</text:p>
      <text:h text:style-name="Heading_20_2" text:outline-level="2">Issue - Content Requirements</text:h>
      <text:p text:style-name="P1"><text:bookmark text:name="result_box1"/>Further on from the master thesis of Marius Bäsler, the consideration of the origins and losses of parasitism in the taxonomic tree of life, I would like to continue with this analysis on the phylogenetic tree of life.</text:p>
      <text:p text:style-name="Text_20_body"><text:span text:style-name="T1">I would like to enhance and evaluate the </text:span><text:span text:style-name="T2">T</text:span><text:span text:style-name="T1">axonomic </text:span><text:span text:style-name="T2">M</text:span><text:span text:style-name="T1">ajority </text:span><text:span text:style-name="T2">C</text:span><text:span text:style-name="T1">ensoring Algorithm (TMC), developed by Marius Bäsler, to a parsimony-like algorithm.</text:span> </text:p>
      <text:h text:style-name="Heading_20_2" text:outline-level="2">Methodik</text:h>
      <text:p text:style-name="Text_20_body">Wie im Zeitplan zu sehen, plane ich Implementierung, Evaluierung abzuwechseln und mit dem schreiben zu verknüpfen.</text:p>
      <text:p text:style-name="Text_20_body">D.h. Implementierung des TMC, erste Evaluierung. -&gt; schreiben</text:p>
      <text:p text:style-name="Text_20_body">Weiterentwicklung des TMC mit parsimony für nicht binäre bäume, nächste Evaluierung -&gt; schreiben</text:p>
      <text:p text:style-name="Text_20_body">Evaluierung mithilfe von bekannten subtrees -&gt; eigenen algorithmus anpassen, theoretische Betrachtungen etc -&gt; schreiben</text:p>
      <text:p text:style-name="Text_20_body">Endgültige Evaluierung, Ergebnisse, Plots erstellen etc -&gt; schreiben</text:p>
      <text:h text:style-name="Heading_20_2" text:outline-level="2"><text:soft-page-break/>Gliederungsentwurf</text:h>
      <text:list xml:id="list3141216294934530416" text:style-name="L1">
        <text:list-item>
          <text:p text:style-name="P2">Abstract, Summary, Foreword, Preface</text:p>
        </text:list-item>
        <text:list-item>
          <text:p text:style-name="P2">Introduction</text:p>
          <text:list>
            <text:list-item>
              <text:p text:style-name="P2">Definintionen (taxonomy, phylogeny, parasite)</text:p>
            </text:list-item>
            <text:list-item>
              <text:p text:style-name="P2">Motivation</text:p>
            </text:list-item>
          </text:list>
        </text:list-item>
        <text:list-item>
          <text:p text:style-name="P2">Research</text:p>
          <text:list>
            <text:list-item>
              <text:p text:style-name="P2">Related literature and theoretical focus</text:p>
              <text:list>
                <text:list-item>
                  <text:p text:style-name="P2">Literatur zu ancestral state reconstruction, entwickelte algorithmen, parsimony, likelihood,... Marius thesis</text:p>
                </text:list-item>
                <text:list-item>
                  <text:p text:style-name="P2">algorithmen näher vorstellen: pasimony, TMC</text:p>
                </text:list-item>
              </text:list>
            </text:list-item>
            <text:list-item>
              <text:p text:style-name="P2">Presentation of the problem: not binary ancectral state reconstrunction in a phylogeny-like tree of all eukaryotes</text:p>
            </text:list-item>
            <text:list-item>
              <text:p text:style-name="P2">Method</text:p>
              <text:list>
                <text:list-item>
                  <text:p text:style-name="P2">entwicklung eines eigenen algorithmus: parsimony+TMC</text:p>
                </text:list-item>
                <text:list-item>
                  <text:p text:style-name="P2">Die datenbanken GLOBI und Open Tree of Life</text:p>
                </text:list-item>
                <text:list-item>
                  <text:p text:style-name="P2">arango db als graphdatenbank</text:p>
                </text:list-item>
                <text:list-item>
                  <text:p text:style-name="P2">implementierungen in javascript, phyton und AQL</text:p>
                </text:list-item>
              </text:list>
            </text:list-item>
            <text:list-item>
              <text:p text:style-name="P2">Results and discussion</text:p>
            </text:list-item>
          </text:list>
        </text:list-item>
        <text:list-item>
          <text:p text:style-name="P2">Conclusion</text:p>
        </text:list-item>
        <text:list-item>
          <text:p text:style-name="P2">References / Bibliography</text:p>
        </text:list-item>
        <text:list-item>
          <text:p text:style-name="P2">Appendices (Code, ...)</text:p>
        </text:list-item>
      </text:list>
      <text:p text:style-name="Text_20_body"/>
      <text:h text:style-name="Heading_20_2" text:outline-level="2">Timetable</text:h>
      <text:p text:style-name="Text_20_body">1.10. Anmeldung, d.h. 31.3. Abgabe</text:p>
      <text:p text:style-name="Text_20_body">Oktober: TMC, TMC+Parsimony implementierung</text:p>
      <text:p text:style-name="Text_20_body">November: 1. Evaluation</text:p>
      <text:p text:style-name="Text_20_body">Dezember: Evaluation für subtrees mit bekannten biologischem Wissen -&gt; schreiben</text:p>
      <text:p text:style-name="Text_20_body">Jannuar: Theoretische Betrachtung meines Algorithmus -&gt; Anpassungen -&gt; schreiben</text:p>
      <text:p text:style-name="Text_20_body">Februar: 2. Evaluation -&gt; schreiben</text:p>
      <text:p text:style-name="Text_20_body">März: Korrekturlesen, schreiben, abschließen</text:p>
      <text:h text:style-name="Heading_20_2" text:outline-level="2"/>
      <text:h text:style-name="P8" text:outline-level="2">Literaturverzeichnis</text:h>
      <text:h text:style-name="Heading_20_3" text:outline-level="3">Auf jeden Fall:</text:h>
      <text:list xml:id="list4581288737030968616" text:style-name="L3">
        <text:list-item>
          <text:p text:style-name="P3">Windsor, Donald A. (1998) Controversies in parasitology, <text:span text:style-name="T3">Most of the species on Earth are parasites.</text:span> International Journal for Parasitology, 28 (12). pp. 1939-1941. DOI 10.1016/S0020-7519(98)00153-2. </text:p>
        </text:list-item>
        <text:list-item>
          <text:p text:style-name="P4">Reconstructing ancestral character states: a critical reappraisal</text:p>
          <text:p text:style-name="P3">Clifford W.Cunninghama, Kevin E.Omlandb, Todd H.Oakleya</text:p>
          <text:p text:style-name="P3">Trends in Ecology &amp; Evolution</text:p>
          <text:p text:style-name="P3">Volume 13, Issue 9, 1 September 1998, Pages 361-366</text:p>
        </text:list-item>
        <text:list-item>
          <text:p text:style-name="P4">Global biotic interactions: An open infrastructure to share and analyze species-interaction datasets Author links open overlay panel</text:p>
          <text:p text:style-name="P3">Jorrit H.Poelen, James D.Simons, Chris J.Mungall</text:p>
          <text:p text:style-name="P3">Ecological Informatics</text:p>
          <text:p text:style-name="P3">Volume 24, November 2014, Pages 148-159</text:p>
        </text:list-item>
        <text:list-item>
          <text:p text:style-name="P3">Biological Sciences – Evolution:</text:p>
          <text:p text:style-name="P3">Cody E. Hinchliff, Stephen A. Smith, James F. Allman, J. Gordon Burleigh, Ruchi Chaudhary, Lyndon M. Coghill, Keith A. Crandall, Jiabin Deng, Bryan T. Drew, Romina Gazis, Karl Gude, David S. Hibbett, Laura A. Katz, H. Dail Laughinghouse IV, Emily Jane McTavish, Peter E. Midford, Christopher L. Owen, Richard H. Ree, Jonathan A. Rees, Douglas E. Soltis, Tiffani Williams, and Karen A. Cranston </text:p>
          <text:p text:style-name="P4">Synthesis of phylogeny and taxonomy into a comprehensive tree of life</text:p>
          <text:p text:style-name="P3">PNAS 2015 112 (41) 12764-12769; published ahead of print September 18, 2015, doi:10.1073/pnas.1423041112</text:p>
        </text:list-item>
        <text:list-item>
          <text:p text:style-name="P4">Independent origins of parasitism in Animalia</text:p>
          <text:p text:style-name="P3">Sara B. Weinstein, Armand M. Kuris</text:p>
          <text:p text:style-name="P3">Biol. Lett. 2016 12 20160324; DOI: 10.1098/rsbl.2016.0324.</text:p>
          <text:p text:style-name="P3">Published 19 July 2016</text:p>
        </text:list-item>
      </text:list>
      <text:h text:style-name="Heading_20_3" text:outline-level="3">Vielleicht:</text:h>
      <text:list xml:id="list73509235806404205" text:style-name="L2">
        <text:list-item>
          <text:p>Compositional Bias, Character-State Bias, and Character-State Reconstruction Using Parsimony</text:p>
          <text:p>Timothy M. Collins Peter H. Wimberger Gavin J. P. Naylor </text:p>
          <text:p>Systematic Biology, Volume 43, Issue 4, 1 December 1994, Pages 482–496,https://doi.org/10.1093/sysbio/43.4.482</text:p>
          <text:p>Published: 01 December 1994</text:p>
        </text:list-item>
        <text:list-item>
          <text:p>Mooers, Arne Ø., and Dolph Schluter. “<text:span text:style-name="T3">Reconstructing Ancestor States with Maximum Likelihood: Support for One-and Two-Rate Models.</text:span>” Systematic Biology, vol. 48, no. 3, 1999, pp. 623–633. JSTOR, JSTOR, www.jstor.org/stable/258532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4" svg:font-family="Arial, 'Helvetica Neue', Helvetica, Arial, sans-serif"/>
    <style:font-face style:name="Arial3" svg:font-family="Arial, Helvetica, 'Lucida Sans Unicode', 'Microsoft Sans Serif', 'Segoe UI Symbol', STIXGeneral, 'Cambria Math', 'Arial Unicode MS', sans-serif"/>
    <style:font-face style:name="Arial2" svg:font-family="Arial, Helvetica, sans-serif"/>
    <style:font-face style:name="Arial5" svg:font-family="Arial, sans-serif"/>
    <style:font-face style:name="Merriweather" svg:font-family="Merriweather, serif"/>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Arial1" fo:font-size="10pt" fo:language="zxx" fo:country="none" fo:font-style="italic"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fo:font-size="12pt" fo:font-style="normal"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pt" fo:font-style="normal" fo:font-weight="bold" style:font-size-asian="115%" style:font-weight-asian="bold" style:font-size-complex="115%" style:font-weight-complex="bold"/>
    </style:style>
    <style:style style:name="Signature" style:family="paragraph" style:parent-style-name="Standard" style:class="text">
      <style:paragraph-properties fo:text-align="center" style:justify-single-word="false" text:number-lines="false" text:line-number="0"/>
    </style:style>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Objekt_20_ohne_20_Füllung_20_und_20_ohne_20_Linie" style:display-name="Objekt ohne Füllung und ohne Linie"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fo:line-height="90%" fo:text-align="start" style:justify-single-word="false" style:text-autospace="none" style:writing-mode="lr-tb"/>
      <style:text-properties fo:color="#000000" style:text-outline="false" style:text-line-through-style="none" style:font-name="Arial" fo:font-size="28pt" fo:letter-spacing="normal"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0pt" style:font-size-asian="20pt" style:font-size-complex="20pt"/>
    </style:style>
    <style:style style:name="Standard_7e_LT_7e_Gliederung_20_3" style:display-name="Standard~LT~Gliederung 3" style:family="paragraph" style:parent-style-name="Standard_7e_LT_7e_Gliederung_20_2">
      <style:paragraph-properties fo:margin-top="0cm" fo:margin-bottom="0.3cm"/>
      <style:text-properties fo:font-size="18pt" style:font-size-asian="18pt" style:font-size-complex="18pt"/>
    </style:style>
    <style:style style:name="Standard_7e_LT_7e_Gliederung_20_4" style:display-name="Standard~LT~Gliederung 4" style:family="paragraph" style:parent-style-name="Standard_7e_LT_7e_Gliederung_20_3">
      <style:paragraph-properties fo:margin-top="0cm" fo:margin-bottom="0.199cm"/>
    </style:style>
    <style:style style:name="Standard_7e_LT_7e_Gliederung_20_5" style:display-name="Standard~LT~Gliederung 5" style:family="paragraph" style:parent-style-name="Standard_7e_LT_7e_Gliederung_20_4">
      <style:paragraph-properties fo:margin-top="0cm" fo:margin-bottom="0.101cm"/>
      <style:text-properties fo:font-size="20pt" style:font-size-asian="20pt" style:font-size-complex="20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line-height="90%" fo:text-align="start" style:justify-single-word="false" style:text-autospace="none" style:writing-mode="lr-tb"/>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line-height="90%" fo:text-align="start" style:justify-single-word="false" style:text-autospace="none" style:writing-mode="lr-tb"/>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fo:line-height="90%" fo:text-align="start" style:justify-single-word="false" style:text-autospace="none" style:writing-mode="lr-tb"/>
      <style:text-properties fo:color="#000000" style:text-outline="false" style:text-line-through-style="none" style:font-name="Arial" fo:font-size="28pt" fo:letter-spacing="normal"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0pt" style:font-size-asian="20pt" style:font-size-complex="20pt"/>
    </style:style>
    <style:style style:name="Gliederung_20_3" style:display-name="Gliederung 3" style:family="paragraph" style:parent-style-name="Gliederung_20_2">
      <style:paragraph-properties fo:margin-top="0cm" fo:margin-bottom="0.3cm"/>
      <style:text-properties fo:font-size="18pt" style:font-size-asian="18pt" style:font-size-complex="18pt"/>
    </style:style>
    <style:style style:name="Gliederung_20_4" style:display-name="Gliederung 4" style:family="paragraph" style:parent-style-name="Gliederung_20_3">
      <style:paragraph-properties fo:margin-top="0cm" fo:margin-bottom="0.199cm"/>
    </style:style>
    <style:style style:name="Gliederung_20_5" style:display-name="Gliederung 5" style:family="paragraph" style:parent-style-name="Gliederung_20_4">
      <style:paragraph-properties fo:margin-top="0cm" fo:margin-bottom="0.101cm"/>
      <style:text-properties fo:font-size="20pt" style:font-size-asian="20pt" style:font-size-complex="20pt"/>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tandard_20_1_7e_LT_7e_Gliederung_20_1" style:display-name="Standard 1~LT~Gliederung 1" style:family="paragraph">
      <style:paragraph-properties fo:margin-top="0cm" fo:margin-bottom="0.499cm" fo:line-height="90%" fo:text-align="start" style:justify-single-word="false" style:text-autospace="none" style:writing-mode="lr-tb"/>
      <style:text-properties fo:color="#000000" style:text-outline="false" style:text-line-through-style="none" style:font-name="Arial" fo:font-size="28pt" fo:letter-spacing="normal"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20_1_7e_LT_7e_Gliederung_20_1">
      <style:paragraph-properties fo:margin-top="0cm" fo:margin-bottom="0.4cm"/>
      <style:text-properties fo:font-size="20pt" style:font-size-asian="20pt" style:font-size-complex="20pt"/>
    </style:style>
    <style:style style:name="Standard_20_1_7e_LT_7e_Gliederung_20_3" style:display-name="Standard 1~LT~Gliederung 3" style:family="paragraph" style:parent-style-name="Standard_20_1_7e_LT_7e_Gliederung_20_2">
      <style:paragraph-properties fo:margin-top="0cm" fo:margin-bottom="0.3cm"/>
      <style:text-properties fo:font-size="18pt" style:font-size-asian="18pt" style:font-size-complex="18pt"/>
    </style:style>
    <style:style style:name="Standard_20_1_7e_LT_7e_Gliederung_20_4" style:display-name="Standard 1~LT~Gliederung 4" style:family="paragraph" style:parent-style-name="Standard_20_1_7e_LT_7e_Gliederung_20_3">
      <style:paragraph-properties fo:margin-top="0cm" fo:margin-bottom="0.199cm"/>
    </style:style>
    <style:style style:name="Standard_20_1_7e_LT_7e_Gliederung_20_5" style:display-name="Standard 1~LT~Gliederung 5" style:family="paragraph" style:parent-style-name="Standard_20_1_7e_LT_7e_Gliederung_20_4">
      <style:paragraph-properties fo:margin-top="0cm" fo:margin-bottom="0.101cm"/>
      <style:text-properties fo:font-size="20pt" style:font-size-asian="20pt" style:font-size-complex="20pt"/>
    </style:style>
    <style:style style:name="Standard_20_1_7e_LT_7e_Gliederung_20_6" style:display-name="Standard 1~LT~Gliederung 6" style:family="paragraph" style:parent-style-name="Standard_20_1_7e_LT_7e_Gliederung_20_5"/>
    <style:style style:name="Standard_20_1_7e_LT_7e_Gliederung_20_7" style:display-name="Standard 1~LT~Gliederung 7" style:family="paragraph" style:parent-style-name="Standard_20_1_7e_LT_7e_Gliederung_20_6"/>
    <style:style style:name="Standard_20_1_7e_LT_7e_Gliederung_20_8" style:display-name="Standard 1~LT~Gliederung 8" style:family="paragraph" style:parent-style-name="Standard_20_1_7e_LT_7e_Gliederung_20_7"/>
    <style:style style:name="Standard_20_1_7e_LT_7e_Gliederung_20_9" style:display-name="Standard 1~LT~Gliederung 9" style:family="paragraph" style:parent-style-name="Standard_20_1_7e_LT_7e_Gliederung_20_8"/>
    <style:style style:name="Standard_20_1_7e_LT_7e_Titel" style:display-name="Standard 1~LT~Titel" style:family="paragraph">
      <style:paragraph-properties fo:line-height="90%" fo:text-align="start" style:justify-single-word="false" style:text-autospace="none" style:writing-mode="lr-tb"/>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tandard_20_1_7e_LT_7e_Untertitel" style:display-name="Standard 1~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20_1_7e_LT_7e_Notizen" style:display-name="Standard 1~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20_1_7e_LT_7e_Hintergrundobjekte" style:display-name="Standard 1~LT~Hintergrundobjekte" style:family="paragraph">
      <style:paragraph-properties style:text-autospace="none"/>
      <style:text-properties style:letter-kerning="true"/>
    </style:style>
    <style:style style:name="Standard_20_1_7e_LT_7e_Hintergrund" style:display-name="Standard 1~LT~Hintergrund" style:family="paragraph">
      <style:paragraph-properties style:text-autospace="none"/>
      <style:text-properties style:letter-kerning="true"/>
    </style:style>
    <style:style style:name="WW-Titel1" style:family="paragraph">
      <style:paragraph-properties fo:line-height="90%" fo:text-align="start" style:justify-single-word="false" style:text-autospace="none" style:writing-mode="lr-tb"/>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meta:editing-duration>
    <meta:editing-cycles>15</meta:editing-cycles>
    <meta:generator>OpenOffice/4.1.1$Win32 OpenOffice.org_project/411m6$Build-9775</meta:generator>
    <dc:date>2017-09-25T14:07:08.73</dc:date>
    <meta:document-statistic meta:table-count="0" meta:image-count="0" meta:object-count="0" meta:page-count="3" meta:paragraph-count="75" meta:word-count="754" meta:character-count="5257"/>
    <meta:user-defined meta:name="Info 1"/>
    <meta:user-defined meta:name="Info 2"/>
    <meta:user-defined meta:name="Info 3"/>
    <meta:user-defined meta:name="Info 4"/>
  </office:meta>
</office:document-meta>
</file>